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ailMarshaler.prepareExchange( MessageExchange exchange , NormalizedMessage normalizedMessage , MimeMessage mimeMessag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">
            <text:p text:style-name="Table_20_Contents">7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MimeMailMarshaler.getTo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Marshaler.prepareMessage( MimeMessage mimeMessage , MessageExchange exchange , NormalizedMessage normalizedMessag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MimeMailMarshaler.getCc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Marshaler.getFrom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Marshaler.getAttachments( MessageExchange exchange , NormalizedMessage normalized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imeMailMarshaler.getReplyTo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Marshaler.getBcc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